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39.57mm" svg:y="1.26mm">
            <loext:p draw:notify-on-update-of-ranges="option_roi_result.B1:option_roi_result.B1 option_roi_result.B2:option_roi_result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1.26mm" svg:y="72.71mm">
            <loext:p draw:notify-on-update-of-ranges="option_roi_result.C1:option_roi_result.C1 option_roi_result.C2:option_roi_result.C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7/1/3</text:p>
          </table:table-cell>
          <table:table-cell table:number-columns-repeated="2" office:value-type="float" office:value="-3.18536" calcext:value-type="float">
            <text:p>-3.18536</text:p>
          </table:table-cell>
        </table:table-row>
        <table:table-row table:style-name="ro1">
          <table:table-cell office:value-type="string" calcext:value-type="string">
            <text:p>2017/1/4</text:p>
          </table:table-cell>
          <table:table-cell table:number-columns-repeated="2" office:value-type="float" office:value="-6.37102" calcext:value-type="float">
            <text:p>-6.37102</text:p>
          </table:table-cell>
        </table:table-row>
        <table:table-row table:style-name="ro1">
          <table:table-cell office:value-type="string" calcext:value-type="string">
            <text:p>2017/1/5</text:p>
          </table:table-cell>
          <table:table-cell table:number-columns-repeated="2" office:value-type="float" office:value="-9.55646" calcext:value-type="float">
            <text:p>-9.55646</text:p>
          </table:table-cell>
        </table:table-row>
        <table:table-row table:style-name="ro1">
          <table:table-cell office:value-type="string" calcext:value-type="string">
            <text:p>2017/1/6</text:p>
          </table:table-cell>
          <table:table-cell table:number-columns-repeated="2" office:value-type="float" office:value="-12.74348" calcext:value-type="float">
            <text:p>-12.74348</text:p>
          </table:table-cell>
        </table:table-row>
        <table:table-row table:style-name="ro1">
          <table:table-cell office:value-type="string" calcext:value-type="string">
            <text:p>2017/1/9</text:p>
          </table:table-cell>
          <table:table-cell table:number-columns-repeated="2" office:value-type="float" office:value="-15.9311" calcext:value-type="float">
            <text:p>-15.9311</text:p>
          </table:table-cell>
        </table:table-row>
        <table:table-row table:style-name="ro1">
          <table:table-cell office:value-type="string" calcext:value-type="string">
            <text:p>2017/1/16</text:p>
          </table:table-cell>
          <table:table-cell table:number-columns-repeated="2" office:value-type="float" office:value="62.8833" calcext:value-type="float">
            <text:p>62.8833</text:p>
          </table:table-cell>
        </table:table-row>
        <table:table-row table:style-name="ro1">
          <table:table-cell office:value-type="string" calcext:value-type="string">
            <text:p>2017/1/18</text:p>
          </table:table-cell>
          <table:table-cell table:number-columns-repeated="2" office:value-type="float" office:value="59.69662" calcext:value-type="float">
            <text:p>59.69662</text:p>
          </table:table-cell>
        </table:table-row>
        <table:table-row table:style-name="ro1">
          <table:table-cell office:value-type="string" calcext:value-type="string">
            <text:p>2017/1/19</text:p>
          </table:table-cell>
          <table:table-cell table:number-columns-repeated="2" office:value-type="float" office:value="56.50992" calcext:value-type="float">
            <text:p>56.50992</text:p>
          </table:table-cell>
        </table:table-row>
        <table:table-row table:style-name="ro1">
          <table:table-cell office:value-type="string" calcext:value-type="string">
            <text:p>2017/1/20</text:p>
          </table:table-cell>
          <table:table-cell table:number-columns-repeated="2" office:value-type="float" office:value="53.3243" calcext:value-type="float">
            <text:p>53.3243</text:p>
          </table:table-cell>
        </table:table-row>
        <table:table-row table:style-name="ro1">
          <table:table-cell office:value-type="string" calcext:value-type="string">
            <text:p>2017/1/23</text:p>
          </table:table-cell>
          <table:table-cell table:number-columns-repeated="2" office:value-type="float" office:value="50.13788" calcext:value-type="float">
            <text:p>50.13788</text:p>
          </table:table-cell>
        </table:table-row>
        <table:table-row table:style-name="ro1">
          <table:table-cell office:value-type="string" calcext:value-type="string">
            <text:p>2017/2/6</text:p>
          </table:table-cell>
          <table:table-cell table:number-columns-repeated="2" office:value-type="float" office:value="46.9483" calcext:value-type="float">
            <text:p>46.9483</text:p>
          </table:table-cell>
        </table:table-row>
        <table:table-row table:style-name="ro1">
          <table:table-cell office:value-type="string" calcext:value-type="string">
            <text:p>2017/3/13</text:p>
          </table:table-cell>
          <table:table-cell table:number-columns-repeated="2" office:value-type="float" office:value="43.75538" calcext:value-type="float">
            <text:p>43.75538</text:p>
          </table:table-cell>
        </table:table-row>
        <table:table-row table:style-name="ro1">
          <table:table-cell office:value-type="string" calcext:value-type="string">
            <text:p>2017/3/14</text:p>
          </table:table-cell>
          <table:table-cell table:number-columns-repeated="2" office:value-type="float" office:value="40.56108" calcext:value-type="float">
            <text:p>40.56108</text:p>
          </table:table-cell>
        </table:table-row>
        <table:table-row table:style-name="ro1">
          <table:table-cell office:value-type="string" calcext:value-type="string">
            <text:p>2017/3/16</text:p>
          </table:table-cell>
          <table:table-cell table:number-columns-repeated="2" office:value-type="float" office:value="37.36502" calcext:value-type="float">
            <text:p>37.36502</text:p>
          </table:table-cell>
        </table:table-row>
        <table:table-row table:style-name="ro1">
          <table:table-cell office:value-type="string" calcext:value-type="string">
            <text:p>2017/4/5</text:p>
          </table:table-cell>
          <table:table-cell table:number-columns-repeated="2" office:value-type="float" office:value="34.168" calcext:value-type="float">
            <text:p>34.168</text:p>
          </table:table-cell>
        </table:table-row>
        <table:table-row table:style-name="ro1">
          <table:table-cell office:value-type="string" calcext:value-type="string">
            <text:p>2017/4/7</text:p>
          </table:table-cell>
          <table:table-cell table:number-columns-repeated="2" office:value-type="float" office:value="112.97154" calcext:value-type="float">
            <text:p>112.97154</text:p>
          </table:table-cell>
        </table:table-row>
        <table:table-row table:style-name="ro1">
          <table:table-cell office:value-type="string" calcext:value-type="string">
            <text:p>2017/4/11</text:p>
          </table:table-cell>
          <table:table-cell table:number-columns-repeated="2" office:value-type="float" office:value="109.77418" calcext:value-type="float">
            <text:p>109.77418</text:p>
          </table:table-cell>
        </table:table-row>
        <table:table-row table:style-name="ro1">
          <table:table-cell office:value-type="string" calcext:value-type="string">
            <text:p>2017/4/12</text:p>
          </table:table-cell>
          <table:table-cell table:number-columns-repeated="2" office:value-type="float" office:value="106.57778" calcext:value-type="float">
            <text:p>106.57778</text:p>
          </table:table-cell>
        </table:table-row>
        <table:table-row table:style-name="ro1">
          <table:table-cell office:value-type="string" calcext:value-type="string">
            <text:p>2017/4/13</text:p>
          </table:table-cell>
          <table:table-cell table:number-columns-repeated="2" office:value-type="float" office:value="103.3817" calcext:value-type="float">
            <text:p>103.3817</text:p>
          </table:table-cell>
        </table:table-row>
        <table:table-row table:style-name="ro1">
          <table:table-cell office:value-type="string" calcext:value-type="string">
            <text:p>2017/4/14</text:p>
          </table:table-cell>
          <table:table-cell table:number-columns-repeated="2" office:value-type="float" office:value="182.18718" calcext:value-type="float">
            <text:p>182.18718</text:p>
          </table:table-cell>
        </table:table-row>
        <table:table-row table:style-name="ro1">
          <table:table-cell office:value-type="string" calcext:value-type="string">
            <text:p>2017/4/17</text:p>
          </table:table-cell>
          <table:table-cell table:number-columns-repeated="2" office:value-type="float" office:value="178.99234" calcext:value-type="float">
            <text:p>178.99234</text:p>
          </table:table-cell>
        </table:table-row>
        <table:table-row table:style-name="ro1">
          <table:table-cell office:value-type="string" calcext:value-type="string">
            <text:p>2017/4/18</text:p>
          </table:table-cell>
          <table:table-cell table:number-columns-repeated="2" office:value-type="float" office:value="175.79716" calcext:value-type="float">
            <text:p>175.79716</text:p>
          </table:table-cell>
        </table:table-row>
        <table:table-row table:style-name="ro1">
          <table:table-cell office:value-type="string" calcext:value-type="string">
            <text:p>2017/4/19</text:p>
          </table:table-cell>
          <table:table-cell table:number-columns-repeated="2" office:value-type="float" office:value="172.60312" calcext:value-type="float">
            <text:p>172.60312</text:p>
          </table:table-cell>
        </table:table-row>
        <table:table-row table:style-name="ro1">
          <table:table-cell office:value-type="string" calcext:value-type="string">
            <text:p>2017/4/20</text:p>
          </table:table-cell>
          <table:table-cell table:number-columns-repeated="2" office:value-type="float" office:value="169.4112" calcext:value-type="float">
            <text:p>169.4112</text:p>
          </table:table-cell>
        </table:table-row>
        <table:table-row table:style-name="ro1">
          <table:table-cell office:value-type="string" calcext:value-type="string">
            <text:p>2017/4/21</text:p>
          </table:table-cell>
          <table:table-cell table:number-columns-repeated="2" office:value-type="float" office:value="166.21794" calcext:value-type="float">
            <text:p>166.21794</text:p>
          </table:table-cell>
        </table:table-row>
        <table:table-row table:style-name="ro1">
          <table:table-cell office:value-type="string" calcext:value-type="string">
            <text:p>2017/4/24</text:p>
          </table:table-cell>
          <table:table-cell table:number-columns-repeated="2" office:value-type="float" office:value="163.02296" calcext:value-type="float">
            <text:p>163.02296</text:p>
          </table:table-cell>
        </table:table-row>
        <table:table-row table:style-name="ro1">
          <table:table-cell office:value-type="string" calcext:value-type="string">
            <text:p>2017/4/25</text:p>
          </table:table-cell>
          <table:table-cell table:number-columns-repeated="2" office:value-type="float" office:value="159.828" calcext:value-type="float">
            <text:p>159.828</text:p>
          </table:table-cell>
        </table:table-row>
        <table:table-row table:style-name="ro1">
          <table:table-cell office:value-type="string" calcext:value-type="string">
            <text:p>2017/4/27</text:p>
          </table:table-cell>
          <table:table-cell table:number-columns-repeated="2" office:value-type="float" office:value="156.63138" calcext:value-type="float">
            <text:p>156.63138</text:p>
          </table:table-cell>
        </table:table-row>
        <table:table-row table:style-name="ro1">
          <table:table-cell office:value-type="string" calcext:value-type="string">
            <text:p>2017/5/22</text:p>
          </table:table-cell>
          <table:table-cell table:number-columns-repeated="2" office:value-type="float" office:value="153.43204" calcext:value-type="float">
            <text:p>153.43204</text:p>
          </table:table-cell>
        </table:table-row>
        <table:table-row table:style-name="ro1">
          <table:table-cell office:value-type="string" calcext:value-type="string">
            <text:p>2017/5/23</text:p>
          </table:table-cell>
          <table:table-cell table:number-columns-repeated="2" office:value-type="float" office:value="150.23232" calcext:value-type="float">
            <text:p>150.23232</text:p>
          </table:table-cell>
        </table:table-row>
        <table:table-row table:style-name="ro1">
          <table:table-cell office:value-type="string" calcext:value-type="string">
            <text:p>2017/5/24</text:p>
          </table:table-cell>
          <table:table-cell table:number-columns-repeated="2" office:value-type="float" office:value="147.03214" calcext:value-type="float">
            <text:p>147.03214</text:p>
          </table:table-cell>
        </table:table-row>
        <table:table-row table:style-name="ro1">
          <table:table-cell office:value-type="string" calcext:value-type="string">
            <text:p>2017/5/31</text:p>
          </table:table-cell>
          <table:table-cell table:number-columns-repeated="2" office:value-type="float" office:value="143.8304" calcext:value-type="float">
            <text:p>143.8304</text:p>
          </table:table-cell>
        </table:table-row>
        <table:table-row table:style-name="ro1">
          <table:table-cell office:value-type="string" calcext:value-type="string">
            <text:p>2017/6/1</text:p>
          </table:table-cell>
          <table:table-cell table:number-columns-repeated="2" office:value-type="float" office:value="140.62976" calcext:value-type="float">
            <text:p>140.62976</text:p>
          </table:table-cell>
        </table:table-row>
        <table:table-row table:style-name="ro1">
          <table:table-cell office:value-type="string" calcext:value-type="string">
            <text:p>2017/6/14</text:p>
          </table:table-cell>
          <table:table-cell office:value-type="float" office:value="137.4265" calcext:value-type="float">
            <text:p>137.4265</text:p>
          </table:table-cell>
          <table:table-cell office:value-type="float" office:value="219.42814" calcext:value-type="float">
            <text:p>219.42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0:49:20.190825741</dc:date>
    <meta:editing-duration>PT49S</meta:editing-duration>
    <meta:editing-cycles>1</meta:editing-cycles>
    <meta:document-statistic meta:table-count="1" meta:cell-count="10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35" chart:data-source-has-labels="row" svg:x="0.32cm" svg:y="0.18cm" svg:width="13.361cm" svg:height="8.64cm">
          <chartooo:coordinate-region svg:x="1.127cm" svg:y="0.38cm" svg:width="12.554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35" chart:label-cell-address="option_roi_result.B1:option_roi_result.B1" chart:class="chart:bar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536">
                <text:p>-3.18536</text:p>
                <draw:g>
                  <svg:desc>option_roi_result.B2:option_roi_result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7102">
                <text:p>-6.3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5646">
                <text:p>-9.5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74348">
                <text:p>-12.74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311">
                <text:p>-15.9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8833">
                <text:p>62.8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9662">
                <text:p>59.69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50992">
                <text:p>56.50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243">
                <text:p>53.3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13788">
                <text:p>50.13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9483">
                <text:p>46.9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75538">
                <text:p>43.75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56108">
                <text:p>40.56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36502">
                <text:p>37.36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168">
                <text:p>34.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.97154">
                <text:p>112.97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.77418">
                <text:p>109.77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.57778">
                <text:p>106.5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3817">
                <text:p>103.3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.18718">
                <text:p>182.18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.99234">
                <text:p>178.99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.79716">
                <text:p>175.79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.60312">
                <text:p>172.60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4112">
                <text:p>169.4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.21794">
                <text:p>166.21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.02296">
                <text:p>163.02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.828">
                <text:p>159.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63138">
                <text:p>156.63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.43204">
                <text:p>153.43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.23232">
                <text:p>150.23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.03214">
                <text:p>147.03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.8304">
                <text:p>143.8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.62976">
                <text:p>140.62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.4265">
                <text:p>137.4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35" chart:data-source-has-labels="row" svg:x="0.32cm" svg:y="0.18cm" svg:width="13.414cm" svg:height="8.64cm">
          <chartooo:coordinate-region svg:x="1.127cm" svg:y="0.38cm" svg:width="12.607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35" chart:label-cell-address="option_roi_result.C1:option_roi_result.C1" chart:class="chart:bar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536">
                <text:p>-3.18536</text:p>
                <draw:g>
                  <svg:desc>option_roi_result.C2:option_roi_result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7102">
                <text:p>-6.3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5646">
                <text:p>-9.5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74348">
                <text:p>-12.74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311">
                <text:p>-15.9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8833">
                <text:p>62.8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9662">
                <text:p>59.69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50992">
                <text:p>56.50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243">
                <text:p>53.3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13788">
                <text:p>50.13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9483">
                <text:p>46.9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75538">
                <text:p>43.75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56108">
                <text:p>40.56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36502">
                <text:p>37.36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168">
                <text:p>34.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.97154">
                <text:p>112.97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.77418">
                <text:p>109.77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.57778">
                <text:p>106.5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3817">
                <text:p>103.3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.18718">
                <text:p>182.18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.99234">
                <text:p>178.99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.79716">
                <text:p>175.79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.60312">
                <text:p>172.60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4112">
                <text:p>169.4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.21794">
                <text:p>166.21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.02296">
                <text:p>163.02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.828">
                <text:p>159.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63138">
                <text:p>156.63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.43204">
                <text:p>153.43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.23232">
                <text:p>150.23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.03214">
                <text:p>147.03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.8304">
                <text:p>143.8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.62976">
                <text:p>140.62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.42814">
                <text:p>219.42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